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onsolas" svg:font-family="Consolas, 'Courier New', monospace"/>
    <style:font-face style:name="Carlito" svg:font-family="Carlito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paragraph-properties style:line-height-at-least="0.503cm"/>
      <style:text-properties fo:color="#569cd6" loext:opacity="100%" style:font-name="Consolas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6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7" style:family="paragraph" style:parent-style-name="Standard">
      <style:paragraph-properties style:line-height-at-least="0.503cm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onsolas" fo:font-size="10.5pt" fo:font-weight="normal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Consolas" fo:font-size="10.5pt" fo:font-weight="normal"/>
    </style:style>
    <style:style style:name="T5" style:family="text">
      <style:text-properties fo:color="#9cdcfe" loext:opacity="100%"/>
    </style:style>
    <style:style style:name="T6" style:family="text">
      <style:text-properties fo:color="#9cdcfe" loext:opacity="100%" style:font-name="Consolas" fo:font-size="10.5pt" fo:font-weight="normal"/>
    </style:style>
    <style:style style:name="T7" style:family="text">
      <style:text-properties fo:color="#dcdcaa" loext:opacity="100%"/>
    </style:style>
    <style:style style:name="T8" style:family="text">
      <style:text-properties fo:color="#d4d4d4" loext:opacity="100%"/>
    </style:style>
    <style:style style:name="T9" style:family="text">
      <style:text-properties fo:color="#ce9178" loext:opacity="100%"/>
    </style:style>
    <style:style style:name="T10" style:family="text">
      <style:text-properties fo:color="#ce9178" loext:opacity="100%" style:font-name="Consolas" fo:font-size="10.5pt" fo:font-weight="normal"/>
    </style:style>
    <style:style style:name="T11" style:family="text">
      <style:text-properties fo:color="#b5cea8" loext:opacity="100%"/>
    </style:style>
    <style:style style:name="T12" style:family="text">
      <style:text-properties style:font-name="Consolas" fo:font-size="10.5pt" fo:font-weight="normal"/>
    </style:style>
    <style:style style:name="T13" style:family="text">
      <style:text-properties fo:color="#6a9955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 propuesta dns</text:p>
      <text:p text:style-name="Standard">2 respuesta</text:p>
      <text:p text:style-name="Standard">3 establecer conexión</text:p>
      <text:p text:style-name="Standard"/>
      <text:p text:style-name="Standard">443 puerto protocolo seguro</text:p>
      <text:p text:style-name="Standard"/>
      <text:p text:style-name="Standard"/>
      <text:p text:style-name="Standard">ipconfig/flushdns</text:p>
      <text:p text:style-name="Standard"/>
      <text:p text:style-name="Standard">ip.src==91.142.218.50</text:p>
      <text:p text:style-name="Standard"/>
      <text:p text:style-name="Standard">.rand aleatorio php</text:p>
      <text:p text:style-name="Standard"/>
      <text:p text:style-name="Standard"/>
      <text:p text:style-name="P1"><text:span text:style-name="T1">&lt;!</text:span><text:span text:style-name="T3">DOCTYPE</text:span> <text:span text:style-name="T5">html</text:span><text:span text:style-name="T1">&gt;</text:span></text:p>
      <text:p text:style-name="P1"><text:span text:style-name="T1">&lt;</text:span><text:span text:style-name="T3">html</text:span><text:span text:style-name="T1">&gt;</text:span></text:p>
      <text:p text:style-name="P1"><text:span text:style-name="T1">&lt;</text:span><text:span text:style-name="T3">body</text:span><text:span text:style-name="T1">&gt;</text:span></text:p>
      <text:p text:style-name="P4"/>
      <text:p text:style-name="P3">&lt;?php</text:p>
      <text:p text:style-name="P2"><text:line-break/></text:p>
      <text:p text:style-name="P1"><text:span text:style-name="T7">echo</text:span><text:span text:style-name="T8"> </text:span><text:span text:style-name="T9">"&lt;style&gt;</text:span></text:p>
      <text:p text:style-name="P1"><text:span text:style-name="T9">p{color:rgb("</text:span><text:span text:style-name="T8">.</text:span><text:span text:style-name="T7">rand</text:span><text:span text:style-name="T8">(</text:span><text:span text:style-name="T11">0</text:span><text:span text:style-name="T8">,</text:span><text:span text:style-name="T11">255</text:span><text:span text:style-name="T8">).</text:span><text:span text:style-name="T9">","</text:span><text:span text:style-name="T8">.</text:span><text:span text:style-name="T7">rand</text:span><text:span text:style-name="T8">(</text:span><text:span text:style-name="T11">0</text:span><text:span text:style-name="T8">,</text:span><text:span text:style-name="T11">255</text:span><text:span text:style-name="T8">).</text:span><text:span text:style-name="T9">","</text:span><text:span text:style-name="T8">.</text:span><text:span text:style-name="T7">rand</text:span><text:span text:style-name="T8">(</text:span><text:span text:style-name="T11">0</text:span><text:span text:style-name="T8">,</text:span><text:span text:style-name="T11">255</text:span><text:span text:style-name="T8">).</text:span><text:span text:style-name="T9">")</text:span></text:p>
      <text:p text:style-name="P1"><text:span text:style-name="T9">&lt;/style&gt;"</text:span><text:span text:style-name="T8">;</text:span></text:p>
      <text:p text:style-name="P1"><text:span text:style-name="T7">echo</text:span><text:span text:style-name="T8"> </text:span><text:span text:style-name="T9">"&lt;p&gt; Soy Alberto &lt;/p&gt;"</text:span></text:p>
      <text:p text:style-name="P3">?&gt;</text:p>
      <text:p text:style-name="P4"/>
      <text:p text:style-name="P1"><text:span text:style-name="T1">&lt;/</text:span><text:span text:style-name="T3">body</text:span><text:span text:style-name="T1">&gt;</text:span></text:p>
      <text:p text:style-name="P1"><text:span text:style-name="T1">&lt;/</text:span><text:span text:style-name="T3">html</text:span><text:span text:style-name="T1">&gt;</text:span></text:p>
      <text:p text:style-name="P1"/>
      <text:p text:style-name="P1"/>
      <text:p text:style-name="Standard">hl idioma</text:p>
      <text:p text:style-name="Standard"/>
      <text:p text:style-name="Standard"/>
      <text:p text:style-name="P1"><text:span text:style-name="T1">&lt;!</text:span><text:span text:style-name="T3">DOCTYPE</text:span> <text:span text:style-name="T5">html</text:span><text:span text:style-name="T1">&gt;</text:span></text:p>
      <text:p text:style-name="P1"><text:span text:style-name="T1">&lt;</text:span><text:span text:style-name="T3">html</text:span> <text:span text:style-name="T5">lang</text:span>=<text:span text:style-name="T9">"en"</text:span><text:span text:style-name="T1">&gt;</text:span></text:p>
      <text:p text:style-name="P4"/>
      <text:p text:style-name="P1"><text:span text:style-name="T1">&lt;</text:span><text:span text:style-name="T3">head</text:span><text:span text:style-name="T1">&gt;</text:span></text:p>
      <text:p text:style-name="P6">    <text:span text:style-name="T2">&lt;</text:span><text:span text:style-name="T4">meta</text:span><text:span text:style-name="T12"> </text:span><text:span text:style-name="T6">charset</text:span><text:span text:style-name="T12">=</text:span><text:span text:style-name="T10">"UTF-8"</text:span><text:span text:style-name="T2">&gt;</text:span></text:p>
      <text:p text:style-name="P6">    <text:span text:style-name="T2">&lt;</text:span><text:span text:style-name="T4">meta</text:span><text:span text:style-name="T12"> </text:span><text:span text:style-name="T6">name</text:span><text:span text:style-name="T12">=</text:span><text:span text:style-name="T10">"viewport"</text:span><text:span text:style-name="T12"> </text:span><text:span text:style-name="T6">content</text:span><text:span text:style-name="T12">=</text:span><text:span text:style-name="T10">"width=device-width, initial-scale=1.0"</text:span><text:span text:style-name="T2">&gt;</text:span></text:p>
      <text:p text:style-name="P6">    <text:span text:style-name="T2">&lt;</text:span><text:span text:style-name="T4">title</text:span><text:span text:style-name="T2">&gt;</text:span><text:span text:style-name="T12">Introducir numero</text:span><text:span text:style-name="T2">&lt;/</text:span><text:span text:style-name="T4">title</text:span><text:span text:style-name="T2">&gt;</text:span></text:p>
      <text:p text:style-name="P1"><text:span text:style-name="T1">&lt;/</text:span><text:span text:style-name="T3">head</text:span><text:span text:style-name="T1">&gt;</text:span></text:p>
      <text:p text:style-name="P4"/>
      <text:p text:style-name="P1"><text:span text:style-name="T1">&lt;</text:span><text:span text:style-name="T3">body</text:span><text:span text:style-name="T1">&gt;</text:span></text:p>
      <text:p text:style-name="P4"/>
      <text:p text:style-name="P6">    <text:span text:style-name="T2">&lt;</text:span><text:span text:style-name="T4">form</text:span><text:span text:style-name="T12"> </text:span><text:span text:style-name="T6">method</text:span><text:span text:style-name="T12">=</text:span><text:span text:style-name="T10">"post"</text:span><text:span text:style-name="T12"> </text:span><text:span text:style-name="T6">action</text:span><text:span text:style-name="T12">=</text:span><text:span text:style-name="T10">"randomArray.php"</text:span><text:span text:style-name="T2">&gt;</text:span></text:p>
      <text:p text:style-name="P6">        <text:span text:style-name="T2">&lt;</text:span><text:span text:style-name="T4">br</text:span><text:span text:style-name="T2">&gt;</text:span></text:p>
      <text:p text:style-name="P6">        <text:span text:style-name="T13">&lt;!--Número : &lt;input type="number" name="numero" min="1" max="4"&gt;--&gt;</text:span><text:span text:style-name="T12"> </text:span></text:p>
      <text:p text:style-name="P6">        <text:span text:style-name="T2">&lt;</text:span><text:span text:style-name="T4">label</text:span><text:span text:style-name="T12"> </text:span><text:span text:style-name="T6">for</text:span><text:span text:style-name="T12">=</text:span><text:span text:style-name="T10">"id_frase"</text:span><text:span text:style-name="T2">&gt;</text:span><text:span text:style-name="T12"> Elige un número.    </text:span><text:span text:style-name="T2">&lt;/</text:span><text:span text:style-name="T4">label</text:span><text:span text:style-name="T2">&gt;</text:span></text:p>
      <text:p text:style-name="P6"><text:soft-page-break/>        <text:span text:style-name="T2">&lt;</text:span><text:span text:style-name="T4">select</text:span><text:span text:style-name="T12"> </text:span><text:span text:style-name="T6">id</text:span><text:span text:style-name="T12">=</text:span><text:span text:style-name="T10">"id_frase"</text:span><text:span text:style-name="T12"> </text:span><text:span text:style-name="T6">name</text:span><text:span text:style-name="T12">=</text:span><text:span text:style-name="T10">"frase"</text:span><text:span text:style-name="T2">&gt;</text:span></text:p>
      <text:p text:style-name="P6">            <text:span text:style-name="T2">&lt;</text:span><text:span text:style-name="T4">option</text:span><text:span text:style-name="T12"> </text:span><text:span text:style-name="T6">value</text:span><text:span text:style-name="T12">=</text:span><text:span text:style-name="T10">"0"</text:span><text:span text:style-name="T2">&gt;</text:span><text:span text:style-name="T12">Cero</text:span><text:span text:style-name="T2">&lt;/</text:span><text:span text:style-name="T4">option</text:span><text:span text:style-name="T2">&gt;</text:span></text:p>
      <text:p text:style-name="P6">            <text:span text:style-name="T2">&lt;</text:span><text:span text:style-name="T4">option</text:span><text:span text:style-name="T12"> </text:span><text:span text:style-name="T6">value</text:span><text:span text:style-name="T12">=</text:span><text:span text:style-name="T10">"1"</text:span><text:span text:style-name="T2">&gt;</text:span><text:span text:style-name="T12">Uno</text:span><text:span text:style-name="T2">&lt;/</text:span><text:span text:style-name="T4">option</text:span><text:span text:style-name="T2">&gt;</text:span></text:p>
      <text:p text:style-name="P6">            <text:span text:style-name="T2">&lt;</text:span><text:span text:style-name="T4">option</text:span><text:span text:style-name="T12"> </text:span><text:span text:style-name="T6">value</text:span><text:span text:style-name="T12">=</text:span><text:span text:style-name="T10">"2"</text:span><text:span text:style-name="T2">&gt;</text:span><text:span text:style-name="T12">Dos</text:span><text:span text:style-name="T2">&lt;/</text:span><text:span text:style-name="T4">option</text:span><text:span text:style-name="T2">&gt;</text:span></text:p>
      <text:p text:style-name="P6">            <text:span text:style-name="T2">&lt;</text:span><text:span text:style-name="T4">option</text:span><text:span text:style-name="T12"> </text:span><text:span text:style-name="T6">value</text:span><text:span text:style-name="T12">=</text:span><text:span text:style-name="T10">"3"</text:span><text:span text:style-name="T2">&gt;</text:span><text:span text:style-name="T12">Tres</text:span><text:span text:style-name="T2">&lt;/</text:span><text:span text:style-name="T4">option</text:span><text:span text:style-name="T2">&gt;</text:span></text:p>
      <text:p text:style-name="P6">        <text:span text:style-name="T2">&lt;/</text:span><text:span text:style-name="T4">select</text:span><text:span text:style-name="T2">&gt;</text:span></text:p>
      <text:p text:style-name="P6">        <text:span text:style-name="T2">&lt;</text:span><text:span text:style-name="T4">input</text:span><text:span text:style-name="T12"> </text:span><text:span text:style-name="T6">type</text:span><text:span text:style-name="T12">=</text:span><text:span text:style-name="T10">"color"</text:span><text:span text:style-name="T12"> </text:span><text:span text:style-name="T6">name</text:span><text:span text:style-name="T12">=</text:span><text:span text:style-name="T10">"colorElegido"</text:span><text:span text:style-name="T2">&gt;</text:span></text:p>
      <text:p text:style-name="P6">        <text:span text:style-name="T2">&lt;</text:span><text:span text:style-name="T4">input</text:span><text:span text:style-name="T12"> </text:span><text:span text:style-name="T6">type</text:span><text:span text:style-name="T12">=</text:span><text:span text:style-name="T10">"submit"</text:span><text:span text:style-name="T2">&gt;</text:span></text:p>
      <text:p text:style-name="P4"/>
      <text:p text:style-name="P6">    <text:span text:style-name="T2">&lt;/</text:span><text:span text:style-name="T4">form</text:span><text:span text:style-name="T2">&gt;</text:span></text:p>
      <text:p text:style-name="P1"><text:span text:style-name="T1">&lt;/</text:span><text:span text:style-name="T3">body</text:span><text:span text:style-name="T1">&gt;</text:span></text:p>
      <text:p text:style-name="P4"/>
      <text:p text:style-name="P1"><text:span text:style-name="T1">&lt;/</text:span><text:span text:style-name="T3">html</text:span><text:span text:style-name="T1">&gt;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nsolas" svg:font-family="Consolas, 'Courier New', monospace"/>
    <style:font-face style:name="Carlito" svg:font-family="Carlito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rlito" fo:font-size="12pt" fo:language="es" fo:country="E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Carlito" fo:font-size="12pt" fo:language="es" fo:country="E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3-09-14T12:37:11.925888423</dc:date>
    <meta:editing-duration>PT2H16M1S</meta:editing-duration>
    <meta:editing-cycles>9</meta:editing-cycles>
    <meta:generator>Collabora_Office/21.06.37.1$Linux_X86_64 LibreOffice_project/809030c497d9c8280a14e4b5915228a329b323c6</meta:generator>
    <meta:document-statistic meta:table-count="0" meta:image-count="0" meta:object-count="0" meta:page-count="2" meta:paragraph-count="43" meta:word-count="90" meta:character-count="1013" meta:non-whitespace-character-count="838"/>
  </office:meta>
</office:document-meta>
</file>